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paragraph-properties fo:margin-top="0in" fo:margin-bottom="0in" loext:contextual-spacing="false"/>
      <style:text-properties style:font-name="Times New Roman" fo:font-size="12pt" officeooo:rsid="0009d132" officeooo:paragraph-rsid="0009d132" style:font-size-asian="12pt" style:font-name-complex="Times New Roman1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5" style:family="paragraph" style:parent-style-name="Header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09d132" style:font-size-asian="12pt" style:font-name-complex="Times New Roman1"/>
    </style:style>
    <style:style style:name="T3" style:family="text">
      <style:text-properties style:font-name="Times New Roman" fo:font-size="12pt" officeooo:rsid="0009e188" style:font-size-asian="12pt" style:font-name-complex="Times New Roman1"/>
    </style:style>
    <style:style style:name="T4" style:family="text">
      <style:text-properties style:font-name="Times New Roman" fo:font-size="12pt" officeooo:rsid="000a05e2" style:font-size-asian="12pt" style:font-name-complex="Times New Roman1"/>
    </style:style>
    <style:style style:name="T5" style:family="text">
      <style:text-properties style:font-name="Times New Roman" fo:font-size="18pt" style:font-size-asian="18pt" style:font-name-complex="Times New Roman1"/>
    </style:style>
    <style:style style:name="T6" style:family="text">
      <style:text-properties officeooo:rsid="0009d132"/>
    </style:style>
    <style:style style:name="T7" style:family="text">
      <style:text-properties officeooo:rsid="0009e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ma : </text:span><text:span text:style-name="T2">Naila Inggar Divya</text:span></text:p>
      <text:p text:style-name="P1"><text:span text:style-name="T1">Kode Pelajaran : </text:span><text:span text:style-name="T2">RPL/14</text:span></text:p>
      <text:p text:style-name="P1"><text:span text:style-name="T1">Kelas : <text:s text:c="2"/></text:span><text:span text:style-name="T2">XI RPL 1</text:span></text:p>
      <text:p text:style-name="P1"><text:span text:style-name="T1">Nama Guru : - </text:span><text:span text:style-name="T2">Kang Chandra</text:span></text:p>
      <text:p text:style-name="P1"><text:span text:style-name="T1"><text:tab/> <text:s text:c="9"/>-</text:span><text:span text:style-name="T2">Pak Wildan</text:span></text:p>
      <text:p text:style-name="P1"><text:span text:style-name="T1"><text:tab/> <text:s text:c="9"/>-</text:span><text:span text:style-name="T2">Pak Agung</text:span></text:p>
      <text:p text:style-name="P1"><text:span text:style-name="T1">Materi Pembelajaran :</text:span></text:p>
      <text:p text:style-name="P2">-<text:span text:style-name="T6">Susunan, Pengertian, dan Fungsi Kabel Straight dan <text:s/>Kabel Crossover</text:span></text:p>
      <text:p text:style-name="P2"/>
      <text:p text:style-name="P1"><text:span text:style-name="T1">Tujuan Pembelajaran :</text:span></text:p>
      <text:p text:style-name="P2">-<text:span text:style-name="T6">Memahami Pengertian dan Fungsi Kabel Straight dan Kabel Crossover</text:span></text:p>
      <text:p text:style-name="P2">-<text:span text:style-name="T6">Menyusun dan Membuat Kabel Straight dan Kabel Crossover</text:span></text:p>
      <text:p text:style-name="P2"/>
      <text:p text:style-name="P2"/>
      <text:p text:style-name="P1"><text:span text:style-name="T1">Alat Dan Bahan :</text:span></text:p>
      <text:p text:style-name="P3">-Kabel LAN</text:p>
      <text:p text:style-name="P3">- RJ-45</text:p>
      <text:p text:style-name="P3">- Tang Krimping</text:p>
      <text:p text:style-name="P2">- <text:span text:style-name="T7">LAN Tester</text:span></text:p>
      <text:p text:style-name="P2"/>
      <text:p text:style-name="P1"><text:span text:style-name="T1">Langkah Pembelajaran :</text:span></text:p>
      <text:p text:style-name="P1"><text:span text:style-name="T1">A. Persiapan</text:span></text:p>
      <text:p text:style-name="P2"><text:tab/>-<text:span text:style-name="T6">siswa mempersiapkan alat dan bahan</text:span></text:p>
      <text:p text:style-name="P2"><text:tab/></text:p>
      <text:p text:style-name="P2"/>
      <text:p text:style-name="P2"/>
      <text:p text:style-name="P1"><text:span text:style-name="T1">B.Kegiatan Inti</text:span></text:p>
      <text:p text:style-name="P2">- <text:span text:style-name="T7">Guru Meng – instrusikan langkah-langkah untuk membuat kabel jaringan</text:span></text:p>
      <text:p text:style-name="P2">- <text:span text:style-name="T7">Murid mulai membuat kabel jaringan(STRAIGHT,CROSSOVER)</text:span></text:p>
      <text:p text:style-name="P2">- <text:span text:style-name="T7">Mengecek hasil kerja murid menggunakan LAN Tester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C.Penutup</text:span></text:p>
      <text:p text:style-name="P1"><text:span text:style-name="T1">-</text:span><text:span text:style-name="T3">Murid diperintahkan untuk membereskan tempat kerjanya masing – masing</text:span></text:p>
      <text:p text:style-name="P1"><text:span text:style-name="T3">-</text:span><text:span text:style-name="T4">Murid diperintahkan untuk membuat jurnal dari kegiatan minggu lalu sampai sekarang</text:span></text:p>
      <text:p text:style-name="P2"/>
      <text:p text:style-name="P2"/>
      <text:p text:style-name="P2"/>
      <text:p text:style-name="P2"/>
      <text:p text:style-name="P1"><text:span text:style-name="T1">Kesimpulan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8pt" style:font-size-asian="18pt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ekayasa Perangkat Luna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vansionly</meta:initial-creator>
    <meta:editing-cycles>2</meta:editing-cycles>
    <meta:creation-date>2018-09-19T14:46:00</meta:creation-date>
    <dc:date>2019-08-31T11:36:22.404118982</dc:date>
    <meta:editing-duration>PT17M4S</meta:editing-duration>
    <meta:generator>LibreOffice/6.0.7.3$Linux_X86_64 LibreOffice_project/00m0$Build-3</meta:generator>
    <meta:document-statistic meta:table-count="0" meta:image-count="0" meta:object-count="0" meta:page-count="1" meta:paragraph-count="29" meta:word-count="129" meta:character-count="887" meta:non-whitespace-character-count="7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